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Info.setPrincipal( String a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get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isUseLd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ConnectionInfo( String host , int ldapPort , int krb5Port , boolean useLdaps , String realm , String principal , String credentials , String pas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nectionInfo.getPas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setRealm( String aRea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setCredentials( String a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getLda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setKrb5Port( int aKrb5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getReal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getLdapRealm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getKrb5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Connect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nectionInfo.setPasscode( String aPas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setHost( String a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setLdapPort( int aLdap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Info.setUseLdaps( boolean aUseLd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